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a xlink:href="https://www.youtube.com/watch?v=G8KJWONEeGo&amp;feature=emb_title" office:target-frame-name="_top" xlink:show="replace">https://www.youtube.com/watch?v=G8KJWONEeGo&amp;feature=emb_title</text:a></text:p>
      <text:p text:style-name="Standard"/>
      <text:p text:style-name="Standard"/>
      <text:p text:style-name="Standard"><text:a xlink:href="https://arrow.tudublin.ie/cgi/viewcontent.cgi?article=1204&amp;context=itbj" office:target-frame-name="_top" xlink:show="replace">https://arrow.tudublin.ie/cgi/viewcontent.cgi?article=1204&amp;context=itbj</text:a></text:p>
      <text:p text:style-name="Standard"/>
      <text:p text:style-name="Standard"><text:a xlink:href="https://www.youtube.com/watch?v=AKKpPmxx07w" office:target-frame-name="_top" xlink:show="replace"><text:span text:style-name="Hyperlink">https://www.youtube.com/watch?v=AKK</text:span><text:span text:style-name="Hyperlink">pPmxx07w</text:span></text:a></text:p>
      <text:p text:style-name="Standard"><text:a xlink:href="http://www.edc.ncl.ac.uk/highlight/rhjanuary2007g02.php/" office:target-frame-name="_top" xlink:show="replace"><text:span text:style-name="Hyperlink">http://www.edc.ncl.ac.uk/highlight/rhjanuary2007g02.php/</text:span></text:a></text:p>
      <text:p text:style-name="Standard"/>
      <text:p text:style-name="Standard"/>
      <text:p text:style-name="P2">Models &amp; Assets</text:p>
      <text:p text:style-name="P3"/>
      <text:p text:style-name="Standard">https://www.kenney.nl/assets/animated-characte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EW BROWN</meta:initial-creator>
    <dc:creator>MATHEW BROWN</dc:creator>
    <meta:creation-date>2020-03-06T13:36:00Z</meta:creation-date>
    <dc:date>2020-03-10T18:06:00Z</dc:date>
    <meta:template xlink:href="Normal" xlink:type="simple"/>
    <meta:editing-cycles>6</meta:editing-cycles>
    <meta:editing-duration>PT23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0" meta:character-count="607" meta:row-count="4" meta:non-whitespace-character-count="518"/>
  </office:meta>
</office:document-meta>
</file>